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32cm" fo:min-width="2.926cm" draw:shadow="visible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 fo:min-height="4.109cm" fo:min-width="4.697cm" draw:shadow="visible" draw:shadow-offset-x="0.203cm" draw:shadow-offset-y="0.20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3.56cm" fo:min-width="3.437cm"/>
    </style:style>
    <style:style style:name="gr5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07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423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.446cm" fo:min-width="6.143cm" draw:shadow="visible" draw:shadow-offset-x="0.203cm" draw:shadow-offset-y="0.20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1.16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0.77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2.012cm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1.022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1.104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145cm" fo:min-width="1.448cm"/>
    </style:style>
    <style:style style:name="gr23" style:family="graphic" style:parent-style-name="standard">
      <style:graphic-properties draw:fill="solid" draw:fill-color="#cfe7f5" draw:textarea-horizontal-align="justify" draw:textarea-vertical-align="middle" draw:auto-grow-height="false" fo:min-height="0.519cm" fo:min-width="9.7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6cm" svg:height="5.482cm" svg:x="3.922cm" svg:y="0.0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97cm" svg:height="4.359cm" svg:x="3.959cm" svg:y="6.8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05cm" svg:y1="6.905cm" svg:x2="4.889cm" svg:y2="5.521cm">
          <text:p/>
        </draw:line>
        <draw:custom-shape draw:style-name="gr4" draw:text-style-name="P2" draw:layer="layout" svg:width="3.937cm" svg:height="3.81cm" svg:x="4.205cm" svg:y="7.11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9cm" svg:y1="5.9cm" svg:x2="9.879cm" svg:y2="5.896cm">
          <text:p/>
        </draw:line>
        <draw:frame draw:style-name="gr6" draw:text-style-name="P3" draw:layer="layout" svg:width="4.507cm" svg:height="0.725cm" draw:transform="rotate (1.5707963267949) translate (6.261cm 5.279cm)">
          <draw:text-box>
            <text:p><text:span text:style-name="T1">Config Register File</text:span></text:p>
          </draw:text-box>
        </draw:frame>
        <draw:line draw:style-name="gr7" draw:text-style-name="P1" draw:layer="layout" svg:x1="0.571cm" svg:y1="1.499cm" svg:x2="3.505cm" svg:y2="1.489cm">
          <text:p/>
        </draw:line>
        <draw:line draw:style-name="gr3" draw:text-style-name="P1" draw:layer="layout" svg:x1="10.58cm" svg:y1="2.152cm" svg:x2="12.936cm" svg:y2="2.181cm">
          <text:p/>
        </draw:line>
        <draw:frame draw:style-name="gr8" draw:text-style-name="P3" draw:layer="layout" svg:width="2.758cm" svg:height="0.725cm" svg:x="11.322cm" svg:y="1.217cm">
          <draw:text-box>
            <text:p><text:span text:style-name="T1">Config Bus</text:span></text:p>
          </draw:text-box>
        </draw:frame>
        <draw:frame draw:style-name="gr9" draw:text-style-name="P3" draw:layer="layout" svg:width="2.923cm" svg:height="0.776cm" svg:x="-0.105cm" svg:y="0.711cm">
          <draw:text-box>
            <text:p><text:span text:style-name="T1">Control Bus</text:span></text:p>
          </draw:text-box>
        </draw:frame>
        <draw:line draw:style-name="gr3" draw:text-style-name="P1" draw:layer="layout" svg:x1="5.673cm" svg:y1="5.428cm" svg:x2="5.686cm" svg:y2="6.886cm">
          <text:p/>
        </draw:line>
        <draw:custom-shape draw:style-name="gr10" draw:text-style-name="P1" draw:layer="layout" svg:width="6.643cm" svg:height="0.696cm" draw:transform="rotate (1.57585778162568) translate (9.919cm 6.869cm)">
          <text:p text:style-name="P1"><text:span text:style-name="T1">Shadow Config Regist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362cm" svg:y1="7.864cm" svg:x2="8.199cm" svg:y2="7.864cm">
          <text:p/>
        </draw:line>
        <draw:line draw:style-name="gr11" draw:text-style-name="P1" draw:layer="layout" svg:x1="4.364cm" svg:y1="8.664cm" svg:x2="8.201cm" svg:y2="8.664cm">
          <text:p/>
        </draw:line>
        <draw:line draw:style-name="gr11" draw:text-style-name="P1" draw:layer="layout" svg:x1="4.365cm" svg:y1="9.464cm" svg:x2="8.202cm" svg:y2="9.464cm">
          <text:p/>
        </draw:line>
        <draw:line draw:style-name="gr11" draw:text-style-name="P1" draw:layer="layout" svg:x1="4.366cm" svg:y1="10.264cm" svg:x2="8.203cm" svg:y2="10.264cm">
          <text:p/>
        </draw:line>
        <draw:line draw:style-name="gr12" draw:text-style-name="P1" draw:layer="layout" svg:x1="12.615cm" svg:y1="6.005cm" svg:x2="10.583cm" svg:y2="6.005cm">
          <text:p/>
        </draw:line>
        <draw:frame draw:style-name="gr13" draw:text-style-name="P4" draw:layer="layout" svg:width="1.696cm" svg:height="0.645cm" svg:x="11.445cm" svg:y="5.978cm">
          <draw:text-box>
            <text:p><text:span text:style-name="T2">Update</text:span></text:p>
          </draw:text-box>
        </draw:frame>
        <draw:frame draw:style-name="gr14" draw:text-style-name="P3" draw:layer="layout" svg:width="3.584cm" svg:height="0.725cm" draw:transform="rotate (1.5707963267949) translate (8.315cm 10.839cm)">
          <draw:text-box>
            <text:p><text:span text:style-name="T1">Config Memory</text:span></text:p>
          </draw:text-box>
        </draw:frame>
        <draw:frame draw:style-name="gr15" draw:text-style-name="P5" draw:layer="layout" svg:width="3.106cm" svg:height="0.645cm" svg:x="4.87cm" svg:y="7.229cm">
          <draw:text-box>
            <text:p><text:span text:style-name="T3">Config word 0</text:span></text:p>
          </draw:text-box>
        </draw:frame>
        <draw:frame draw:style-name="gr15" draw:text-style-name="P5" draw:layer="layout" svg:width="3.106cm" svg:height="0.645cm" svg:x="4.871cm" svg:y="8.03cm">
          <draw:text-box>
            <text:p><text:span text:style-name="T3">Config word 1</text:span></text:p>
          </draw:text-box>
        </draw:frame>
        <draw:frame draw:style-name="gr16" draw:text-style-name="P5" draw:layer="layout" svg:width="3.3cm" svg:height="0.645cm" svg:x="4.873cm" svg:y="9.632cm">
          <draw:text-box>
            <text:p><text:span text:style-name="T3">Config word <text:s/>62</text:span></text:p>
          </draw:text-box>
        </draw:frame>
        <draw:frame draw:style-name="gr16" draw:text-style-name="P5" draw:layer="layout" svg:width="3.3cm" svg:height="0.645cm" svg:x="4.874cm" svg:y="10.333cm">
          <draw:text-box>
            <text:p><text:span text:style-name="T3">Config word 63</text:span></text:p>
          </draw:text-box>
        </draw:frame>
        <draw:custom-shape draw:style-name="gr17" draw:text-style-name="P6" draw:layer="layout" svg:width="1.66cm" svg:height="0.395cm" svg:x="4.235cm" svg:y="1.122cm">
          <text:p text:style-name="P1"><text:span text:style-name="T4">FU0_2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27cm" svg:height="0.395cm" svg:x="4.237cm" svg:y="0.702cm">
          <text:p text:style-name="P1"><text:span text:style-name="T4">FU0_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512cm" svg:height="0.395cm" svg:x="4.231cm" svg:y="0.281cm">
          <text:p text:style-name="P1"><text:span text:style-name="T4">FU0_0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27cm" svg:height="0.395cm" svg:x="4.227cm" svg:y="2.387cm">
          <text:p text:style-name="P1"><text:span text:style-name="T4">FU1_2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22cm" svg:height="0.395cm" svg:x="4.229cm" svg:y="1.967cm">
          <text:p text:style-name="P1"><text:span text:style-name="T4">FU1_1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27cm" svg:height="0.395cm" svg:x="4.223cm" svg:y="1.546cm">
          <text:p><text:span text:style-name="T4">FU1_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6cm" svg:height="0.395cm" svg:x="4.227cm" svg:y="3.654cm">
          <text:p text:style-name="P1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395cm" svg:x="4.229cm" svg:y="3.234cm">
          <text:p text:style-name="P1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604cm" svg:height="0.395cm" svg:x="4.223cm" svg:y="2.813cm">
          <text:p><text:span text:style-name="T4">FU1_3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948cm" svg:height="0.395cm" svg:x="4.219cm" svg:y="4.919cm">
          <text:p text:style-name="P1"><text:span text:style-name="T4">FU14_2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22cm" svg:height="0.395cm" svg:x="4.221cm" svg:y="4.499cm">
          <text:p text:style-name="P1"><text:span text:style-name="T4">FU14_1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27cm" svg:height="0.395cm" svg:x="4.215cm" svg:y="4.078cm">
          <text:p text:style-name="P1"><text:span text:style-name="T4">FU14_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0.236cm" svg:height="0.769cm" draw:transform="rotate (1.5707963267949) translate (3.488cm 10.731cm)">
          <text:p text:style-name="P1"><text:span text:style-name="T2">Address Decode Logi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5cm" fo:margin-bottom="0.025cm" fo:margin-left="0.025cm" fo:margin-right="0.025cm" fo:page-width="13.9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5:35:32.315283871</meta:creation-date>
    <dc:date>2017-08-16T16:51:34.379323751</dc:date>
    <meta:editing-duration>PT1H49M28S</meta:editing-duration>
    <meta:editing-cycles>25</meta:editing-cycles>
    <meta:generator>LibreOffice/4.3.3.2$Linux_X86_64 LibreOffice_project/430m0$Build-2</meta:generator>
    <dc:creator>Jose Sousa</dc:creator>
    <meta:document-statistic meta:object-count="36"/>
  </office:meta>
</office:document-meta>
</file>